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2052"/>
    </style:style>
    <style:style style:name="P2" style:family="paragraph" style:parent-style-name="Standard">
      <style:text-properties officeooo:paragraph-rsid="000e4044"/>
    </style:style>
    <style:style style:name="P3" style:family="paragraph" style:parent-style-name="Standard">
      <style:text-properties officeooo:paragraph-rsid="00103e43"/>
    </style:style>
    <style:style style:name="P4" style:family="paragraph" style:parent-style-name="Standard">
      <style:text-properties officeooo:paragraph-rsid="0014f90b"/>
    </style:style>
    <style:style style:name="P5" style:family="paragraph" style:parent-style-name="Standard">
      <style:text-properties officeooo:paragraph-rsid="001e1cb9"/>
    </style:style>
    <style:style style:name="P6" style:family="paragraph" style:parent-style-name="Standard">
      <style:text-properties officeooo:paragraph-rsid="0025f7a2"/>
    </style:style>
    <style:style style:name="P7" style:family="paragraph" style:parent-style-name="Standard">
      <style:text-properties officeooo:paragraph-rsid="0024d778"/>
    </style:style>
    <style:style style:name="P8" style:family="paragraph" style:parent-style-name="Standard">
      <style:text-properties officeooo:paragraph-rsid="002bf24a"/>
    </style:style>
    <style:style style:name="P9" style:family="paragraph" style:parent-style-name="Standard">
      <style:text-properties officeooo:paragraph-rsid="002e5a86"/>
    </style:style>
    <style:style style:name="P10" style:family="paragraph" style:parent-style-name="Standard">
      <style:text-properties officeooo:paragraph-rsid="00317a75"/>
    </style:style>
    <style:style style:name="P11" style:family="paragraph" style:parent-style-name="Standard">
      <style:text-properties officeooo:paragraph-rsid="00433fb3"/>
    </style:style>
    <style:style style:name="P12" style:family="paragraph" style:parent-style-name="Standard">
      <style:text-properties officeooo:paragraph-rsid="0048f93d"/>
    </style:style>
    <style:style style:name="P13" style:family="paragraph" style:parent-style-name="Standard">
      <style:text-properties officeooo:paragraph-rsid="004a31d8"/>
    </style:style>
    <style:style style:name="P14" style:family="paragraph" style:parent-style-name="Standard">
      <style:text-properties officeooo:paragraph-rsid="004a6a89"/>
    </style:style>
    <style:style style:name="P15" style:family="paragraph" style:parent-style-name="Standard">
      <style:text-properties officeooo:paragraph-rsid="004d8363"/>
    </style:style>
    <style:style style:name="P16" style:family="paragraph" style:parent-style-name="Standard">
      <style:text-properties officeooo:rsid="004f4b29" officeooo:paragraph-rsid="004f4b29"/>
    </style:style>
    <style:style style:name="P17" style:family="paragraph" style:parent-style-name="Standard">
      <style:text-properties officeooo:paragraph-rsid="0053b75d"/>
    </style:style>
    <style:style style:name="P18" style:family="paragraph" style:parent-style-name="Standard">
      <style:text-properties officeooo:rsid="004f4b29" officeooo:paragraph-rsid="0053b75d"/>
    </style:style>
    <style:style style:name="P19" style:family="paragraph" style:parent-style-name="Standard">
      <style:text-properties officeooo:paragraph-rsid="0053be56"/>
    </style:style>
    <style:style style:name="P20" style:family="paragraph" style:parent-style-name="Standard">
      <style:text-properties officeooo:rsid="0053be56" officeooo:paragraph-rsid="0053be56"/>
    </style:style>
    <style:style style:name="P21" style:family="paragraph" style:parent-style-name="Standard">
      <style:text-properties officeooo:rsid="004f4b29" officeooo:paragraph-rsid="0053be56"/>
    </style:style>
    <style:style style:name="P22" style:family="paragraph" style:parent-style-name="Standard">
      <style:text-properties officeooo:paragraph-rsid="00560e99"/>
    </style:style>
    <style:style style:name="P23" style:family="paragraph" style:parent-style-name="Standard">
      <style:text-properties officeooo:rsid="00560e99" officeooo:paragraph-rsid="00560e99"/>
    </style:style>
    <style:style style:name="P24" style:family="paragraph" style:parent-style-name="Standard">
      <style:text-properties officeooo:rsid="004f4b29" officeooo:paragraph-rsid="00560e99"/>
    </style:style>
    <style:style style:name="P25" style:family="paragraph" style:parent-style-name="Standard">
      <style:text-properties officeooo:paragraph-rsid="0057a0a4"/>
    </style:style>
    <style:style style:name="P26" style:family="paragraph" style:parent-style-name="Standard">
      <style:text-properties officeooo:rsid="0057a0a4" officeooo:paragraph-rsid="0057a0a4"/>
    </style:style>
    <style:style style:name="P27" style:family="paragraph" style:parent-style-name="Standard">
      <style:text-properties officeooo:rsid="004f4b29" officeooo:paragraph-rsid="0057a0a4"/>
    </style:style>
    <style:style style:name="T1" style:family="text">
      <style:text-properties officeooo:rsid="00192e3b"/>
    </style:style>
    <style:style style:name="T2" style:family="text">
      <style:text-properties officeooo:rsid="000a0898"/>
    </style:style>
    <style:style style:name="T3" style:family="text">
      <style:text-properties officeooo:rsid="000bf988"/>
    </style:style>
    <style:style style:name="T4" style:family="text">
      <style:text-properties officeooo:rsid="000d2052"/>
    </style:style>
    <style:style style:name="T5" style:family="text">
      <style:text-properties officeooo:rsid="000a1ba4"/>
    </style:style>
    <style:style style:name="T6" style:family="text">
      <style:text-properties officeooo:rsid="00103e43"/>
    </style:style>
    <style:style style:name="T7" style:family="text">
      <style:text-properties officeooo:rsid="001362da"/>
    </style:style>
    <style:style style:name="T8" style:family="text">
      <style:text-properties officeooo:rsid="001b0a44"/>
    </style:style>
    <style:style style:name="T9" style:family="text">
      <style:text-properties officeooo:rsid="001e1cb9"/>
    </style:style>
    <style:style style:name="T10" style:family="text">
      <style:text-properties officeooo:rsid="0024a451"/>
    </style:style>
    <style:style style:name="T11" style:family="text">
      <style:text-properties officeooo:rsid="0024d778"/>
    </style:style>
    <style:style style:name="T12" style:family="text">
      <style:text-properties officeooo:rsid="00292c32"/>
    </style:style>
    <style:style style:name="T13" style:family="text">
      <style:text-properties officeooo:rsid="002b923f"/>
    </style:style>
    <style:style style:name="T14" style:family="text">
      <style:text-properties officeooo:rsid="002e369e"/>
    </style:style>
    <style:style style:name="T15" style:family="text">
      <style:text-properties officeooo:rsid="002e5a86"/>
    </style:style>
    <style:style style:name="T16" style:family="text">
      <style:text-properties officeooo:rsid="00317a75"/>
    </style:style>
    <style:style style:name="T17" style:family="text">
      <style:text-properties officeooo:rsid="00348112"/>
    </style:style>
    <style:style style:name="T18" style:family="text">
      <style:text-properties officeooo:rsid="003cbfbd"/>
    </style:style>
    <style:style style:name="T19" style:family="text">
      <style:text-properties officeooo:rsid="003e5cf5"/>
    </style:style>
    <style:style style:name="T20" style:family="text">
      <style:text-properties officeooo:rsid="003e9774"/>
    </style:style>
    <style:style style:name="T21" style:family="text">
      <style:text-properties officeooo:rsid="004132e5"/>
    </style:style>
    <style:style style:name="T22" style:family="text">
      <style:text-properties officeooo:rsid="0041c48a"/>
    </style:style>
    <style:style style:name="T23" style:family="text">
      <style:text-properties officeooo:rsid="0042d9c4"/>
    </style:style>
    <style:style style:name="T24" style:family="text">
      <style:text-properties officeooo:rsid="0047cb50"/>
    </style:style>
    <style:style style:name="T25" style:family="text">
      <style:text-properties officeooo:rsid="00433fb3"/>
    </style:style>
    <style:style style:name="T26" style:family="text">
      <style:text-properties officeooo:rsid="0048f93d"/>
    </style:style>
    <style:style style:name="T27" style:family="text">
      <style:text-properties officeooo:rsid="00451ec6"/>
    </style:style>
    <style:style style:name="T28" style:family="text">
      <style:text-properties officeooo:rsid="004a6a89"/>
    </style:style>
    <style:style style:name="T29" style:family="text">
      <style:text-properties officeooo:rsid="004d8363"/>
    </style:style>
    <style:style style:name="T30" style:family="text">
      <style:text-properties officeooo:rsid="004f4b29"/>
    </style:style>
    <style:style style:name="T31" style:family="text">
      <style:text-properties officeooo:rsid="005193f8"/>
    </style:style>
    <style:style style:name="T32" style:family="text">
      <style:text-properties officeooo:rsid="0053b75d"/>
    </style:style>
    <style:style style:name="T33" style:family="text">
      <style:text-properties officeooo:rsid="0053be56"/>
    </style:style>
    <style:style style:name="T34" style:family="text">
      <style:text-properties officeooo:rsid="005448ff"/>
    </style:style>
    <style:style style:name="T35" style:family="text">
      <style:text-properties officeooo:rsid="00560e99"/>
    </style:style>
    <style:style style:name="T36" style:family="text">
      <style:text-properties officeooo:rsid="0057a0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Realität &amp; Rahmenbedingungen</text:p>
      <text:p text:style-name="Standard"/>
      <text:p text:style-name="Standard">Dieser Sprint findet **nicht unter Idealbedingungen** statt.</text:p>
      <text:p text:style-name="Standard"/>
      <text:p text:style-name="Standard">Aktuelle Rahmenbedingungen:</text:p>
      <text:p text:style-name="Standard">- Parallel laufender oder anstehender Vollzeitjob (100 %)</text:p>
      <text:p text:style-name="Standard">- Reisetage während des Sprints</text:p>
      <text:p text:style-name="Standard">- Kein freies Zeitfenster für „Vollzeit-Arbeit“ am Projekt</text:p>
      <text:p text:style-name="Standard">- Abhängigkeit von regelmäßigem Einkommen</text:p>
      <text:p text:style-name="Standard"/>
      <text:p text:style-name="Standard">Der Sprint wird **nicht pausiert**, **nicht verlängert** und **nicht entschuldigt**.</text:p>
      <text:p text:style-name="Standard"/>
      <text:p text:style-name="Standard">## Zeitregel (verbindlich)</text:p>
      <text:p text:style-name="Standard"/>
      <text:p text:style-name="Standard">Für jeden der 30 Tage gilt:</text:p>
      <text:p text:style-name="Standard"/>
      <text:p text:style-name="Standard">- **Mindestens 25 Minuten fokussierte Arbeit**</text:p>
      <text:p text:style-name="Standard">- **Genau eine klar definierte Aufgabe**</text:p>
      <text:p text:style-name="Standard">- Kein Multitasking</text:p>
      <text:p text:style-name="Standard">- Kein Nachholen</text:p>
      <text:p text:style-name="Standard">- Kein „morgen doppelt“</text:p>
      <text:p text:style-name="Standard"/>
      <text:p text:style-name="Standard">25 Minuten gelten als **vollwertiger Tag**, wenn:</text:p>
      <text:p text:style-name="Standard">- die Aufgabe klar definiert war</text:p>
      <text:p text:style-name="Standard">- der Timer lief</text:p>
      <text:p text:style-name="Standard">- ein überprüfbarer Output existiert</text:p>
      <text:p text:style-name="Standard"/>
      <text:p text:style-name="Standard">## Bewertung eines Tages</text:p>
      <text:p text:style-name="Standard"/>
      <text:p text:style-name="Standard">Ein Tag gilt als:</text:p>
      <text:p text:style-name="Standard"/>
      <text:p text:style-name="Standard">- ✅ **Erledigt**, wenn die definierte Aufgabe abgeschlossen ist</text:p>
      <text:p text:style-name="Standard">- ❌ **Nicht erledigt**, wenn:</text:p>
      <text:p text:style-name="Standard"><text:s text:c="2"/>- keine 25 Minuten stattgefunden haben</text:p>
      <text:p text:style-name="Standard"><text:s text:c="2"/>- kein konkreter Output existiert</text:p>
      <text:p text:style-name="Standard"><text:s text:c="2"/>- Ausweichen oder Aufschieben stattgefunden hat</text:p>
      <text:p text:style-name="Standard"/>
      <text:p text:style-name="Standard">Müdigkeit, Arbeit, Reisen oder Stress sind **keine Sonderfälle**.</text:p>
      <text:p text:style-name="Standard"/>
      <text:p text:style-name="Standard">## Zweck dieser Regeln</text:p>
      <text:p text:style-name="Standard"/>
      <text:p text:style-name="Standard">Diese Regeln sind kein Entgegenkommen, <text:s/></text:p>
      <text:p text:style-name="Standard">sondern ein **Realitätstest**:</text:p>
      <text:p text:style-name="Standard"/>
      <text:p text:style-name="Standard">Wenn dieses Projekt unter diesen Bedingungen nicht abgeschlossen werden kann,</text:p>
      <text:p text:style-name="Standard">ist das System **nicht robust genug**, um später verkauft zu werden.</text:p>
      <text:p text:style-name="Standard"/>
      <text:p text:style-name="Standard"/>
      <text:p text:style-name="Standard"/>
      <text:p text:style-name="Standard">**Projekt:** <text:s/></text:p>
      <text:p text:style-name="Standard">Ein funktionierender 30-Tage-Finish-Sprint (Landingpage + Zahlungslink + minimaler AI-Bot).</text:p>
      <text:p text:style-name="Standard"/>
      <text:p text:style-name="Standard"><text:soft-page-break/>## Definition von „fertig“</text:p>
      <text:p text:style-name="Standard">Das Projekt gilt als **fertig**, wenn alle folgenden Punkte erfüllt sind:</text:p>
      <text:p text:style-name="Standard"/>
      <text:p text:style-name="Standard">1. Eine Landingpage ist live und öffentlich erreichbar <text:s/></text:p>
      <text:p text:style-name="Standard">2. Ein Zahlungslink (99 <text:span text:style-name="T1">EUR</text:span>) ist integriert und funktionsfähig <text:s/></text:p>
      <text:p text:style-name="Standard">3. Ein minimaler Bot existiert, der:</text:p>
      <text:p text:style-name="Standard"><text:s text:c="3"/>- ein Projekt initialisiert <text:s/></text:p>
      <text:p text:style-name="Standard"><text:s text:c="3"/>- tägliche Check-ins erzwingt <text:s/></text:p>
      <text:p text:style-name="Standard"><text:s text:c="3"/>- auf „Nein“ konsequent reagiert <text:s/></text:p>
      <text:p text:style-name="Standard">4. Mindestens **ein externer Nutzer** hat den Sprint gestartet <text:s/></text:p>
      <text:p text:style-name="Standard"><text:s text:c="3"/>*(nicht ich selbst)*</text:p>
      <text:p text:style-name="Standard"/>
      <text:p text:style-name="Standard">Wenn ein Punkt fehlt, ist das Projekt **nicht abgeschlossen**.</text:p>
      <text:p text:style-name="Standard"/>
      <text:p text:style-name="Standard">## Regeln</text:p>
      <text:p text:style-name="Standard">- Es gibt **genau ein aktives Projekt**</text:p>
      <text:p text:style-name="Standard">- Keine Erweiterungen während des Sprints</text:p>
      <text:p text:style-name="Standard">- Keine neuen Ideen</text:p>
      <text:p text:style-name="Standard">- Keine Feature-Diskussion</text:p>
      <text:p text:style-name="Standard">- Fortschritt zählt nicht – **nur Abschluss**</text:p>
      <text:p text:style-name="Standard"/>
      <text:p text:style-name="Standard">## Zeitrahmen</text:p>
      <text:p text:style-name="Standard">- **Start:** <text:span text:style-name="T2">14. Dezember 2025</text:span></text:p>
      <text:p text:style-name="Standard">- **Ende:** <text:span text:style-name="T2">1</text:span><text:span text:style-name="T3">2</text:span><text:span text:style-name="T2">. Januar 2026</text:span></text:p>
      <text:p text:style-name="Standard"/>
      <text:p text:style-name="Standard">Nach dem Enddatum endet der Sprint – unabhängig vom Stand.</text:p>
      <text:p text:style-name="Standard"/>
      <text:p text:style-name="Standard">## Dokumentationsformat</text:p>
      <text:p text:style-name="Standard">Jeder Tag wird **gleich** dokumentiert:</text:p>
      <text:p text:style-name="Standard"/>
      <text:p text:style-name="Standard">- **Tagesziel:** Ein klar definierter Output <text:s/></text:p>
      <text:p text:style-name="Standard">- **Ergebnis:** ✅ Erledigt / ❌ Nicht erledigt <text:s/></text:p>
      <text:p text:style-name="Standard">- **Beweis:** Link, Screenshot oder Commit <text:s/></text:p>
      <text:p text:style-name="Standard">- **Konsequenz:** Nur bei ❌</text:p>
      <text:p text:style-name="Standard"/>
      <text:p text:style-name="Standard">Ohne Beweis gilt das Ziel als **nicht erreicht**.</text:p>
      <text:p text:style-name="Standard"/>
      <text:p text:style-name="P1"><text:span text:style-name="T4">## </text:span>Konsequenz: Bei Nichterreichen eines Tagesziels wird:</text:p>
      <text:p text:style-name="P1">- der Fehlschlag öffentlich dokumentiert</text:p>
      <text:p text:style-name="P1">- kein Nachholen erlaubt</text:p>
      <text:p text:style-name="P1">- keine Erklärung oder Rechtfertigung ergänzt</text:p>
      <text:p text:style-name="Standard"/>
      <text:p text:style-name="Standard">## Konsequenz bei Abbruch</text:p>
      <text:p text:style-name="Standard">Wenn das Projekt am Ende der 30 Tage nicht abgeschlossen ist:</text:p>
      <text:p text:style-name="Standard">- Ich beende den Sprint öffentlich</text:p>
      <text:p text:style-name="Standard">- Dieses Repository bleibt als **Beleg des Scheiterns** bestehen</text:p>
      <text:p text:style-name="Standard"/>
      <text:p text:style-name="Standard">## Zweck</text:p>
      <text:p text:style-name="Standard">Dieses Repository ist:</text:p>
      <text:p text:style-name="Standard">- kein Tagebuch</text:p>
      <text:p text:style-name="Standard">- kein Lernbericht</text:p>
      <text:p text:style-name="Standard">- kein Marketing</text:p>
      <text:p text:style-name="Standard"><text:soft-page-break/></text:p>
      <text:p text:style-name="Standard">Es ist ein **öffentlicher Zwangsmechanismus**, um ein Projekt zu beenden.</text:p>
      <text:p text:style-name="Standard"/>
      <text:p text:style-name="Standard">---</text:p>
      <text:p text:style-name="Standard"/>
      <text:p text:style-name="Standard">## Log</text:p>
      <text:p text:style-name="Standard"/>
      <text:p text:style-name="Standard">### Tag 1 – <text:span text:style-name="T5">14. Dezember 2025</text:span></text:p>
      <text:p text:style-name="Standard"/>
      <text:p text:style-name="Standard">- **Tagesziel:** <text:s/></text:p>
      <text:p text:style-name="Standard"><text:s text:c="2"/>Projektziel und Definition von „fertig“ final festlegen und öffentlich einfrieren.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s text:c="2"/>Commit dieses README mit:</text:p>
      <text:p text:style-name="Standard"><text:s text:c="2"/>- festgeschriebenem Projektziel <text:s/></text:p>
      <text:p text:style-name="Standard"><text:s text:c="2"/>- festgeschriebener Definition von „fertig“ <text:s/></text:p>
      <text:p text:style-name="P2"><text:s text:c="2"/>- festgelegtem Start- und Enddatum <text:s/></text:p>
      <text:p text:style-name="P3"/>
      <text:p text:style-name="Standard"/>
      <text:p text:style-name="Standard"/>
      <text:p text:style-name="Standard">### Tag 2 – <text:span text:style-name="T6">15. Dezember 2025</text:span></text:p>
      <text:p text:style-name="Standard"/>
      <text:p text:style-name="Standard">- **Tagesziel:** <text:s/></text:p>
      <text:p text:style-name="Standard"><text:s text:c="2"/>Eine minimale Landingpage (Version 0) live stellen, die:</text:p>
      <text:p text:style-name="Standard"><text:s text:c="2"/>- das Produkt benennt</text:p>
      <text:p text:style-name="Standard"><text:s text:c="2"/>- das 30-Tage-Versprechen klar formuliert</text:p>
      <text:p text:style-name="Standard"/>
      <text:p text:style-name="Standard">- **Ergebnis:** ✅ Erledigt</text:p>
      <text:p text:style-name="Standard"/>
      <text:p text:style-name="P4">- **Beweis:**</text:p>
      <text:p text:style-name="P4">https://github.com/energetekk/30-Tage-Finish-Sprint-Oeffentlicher-Log/commit/1ee649393e7e0902eccb9c8a43d84f46a84ad66f</text:p>
      <text:p text:style-name="Standard"/>
      <text:p text:style-name="Standard"/>
      <text:p text:style-name="Standard">### Tag 3 – <text:span text:style-name="T7">16. Dezember 2025</text:span></text:p>
      <text:p text:style-name="Standard"/>
      <text:p text:style-name="Standard">- **Tagesziel:** <text:s/></text:p>
      <text:p text:style-name="Standard"><text:s text:c="2"/>Eine klare Zahlungs-CTA auf der Landingpage ergänzen (Preis sichtbar), <text:s/></text:p>
      <text:p text:style-name="Standard"><text:s text:c="2"/>inkl. einer konkreten Handlung für Interessenten.</text:p>
      <text:p text:style-name="Standard"/>
      <text:p text:style-name="Standard">- **Ergebnis:** ✅ Erledigt <text:s/></text:p>
      <text:p text:style-name="Standard">- **Beweis:** Landingpage inkl. Zahlungs-CTA &amp; Ablaufbeschreibung</text:p>
      <text:p text:style-name="Standard"><text:a xlink:type="simple" xlink:href="https://buy.stripe.com/test_28E4gsd2P1cx19N3eK7g401" text:style-name="Internet_20_link" text:visited-style-name="Visited_20_Internet_20_Link">https://buy.stripe.com/test_28E4gsd2P1cx19N3eK7g401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## Tag 4 – <text:span text:style-name="T8">17. Dezember 2025</text:span></text:p>
      <text:p text:style-name="Standard"/>
      <text:p text:style-name="Standard">- **Tagesziel:** <text:s/></text:p>
      <text:p text:style-name="Standard"><text:s text:c="2"/>Eine klare Onboarding-Nachricht definieren, die ein Teilnehmer nach Zahlung erhält <text:s/></text:p>
      <text:p text:style-name="Standard"><text:s text:c="2"/>und die ihn innerhalb von 10 Minuten in Aktion bringt.</text:p>
      <text:p text:style-name="Standard"/>
      <text:p text:style-name="Standard">- **Ergebnis:** ✅ Erledigt <text:s/></text:p>
      <text:p text:style-name="Standard">- **Beweis:** Onboarding-Nachricht definiert (siehe /onboarding.md)</text:p>
      <text:p text:style-name="Standard"/>
      <text:p text:style-name="P5">### Tag <text:span text:style-name="T9">5</text:span> – <text:span text:style-name="T8">1</text:span><text:span text:style-name="T9">8</text:span><text:span text:style-name="T8">. Dezember 2025</text:span></text:p>
      <text:p text:style-name="P5">- **Tagesziel:** <text:s/></text:p>
      <text:p text:style-name="P5"><text:s text:c="2"/>Eine klare Qualifikations- &amp; Ausschluss-Sektion ergänzen, <text:s/></text:p>
      <text:p text:style-name="P5"><text:s text:c="2"/>inkl. einer bewussten Bestätigung durch den Teilnehmer.</text:p>
      <text:p text:style-name="Standard">- **Ergebnis:** ✅ Erledigt <text:s/></text:p>
      <text:p text:style-name="Standard">- **Beweis:** <text:a xlink:type="simple" xlink:href="https://github.com/energetekk/30-Tage-Finish-Sprint-Oeffentlicher-Log" text:style-name="Internet_20_link" text:visited-style-name="Visited_20_Internet_20_Link">https://github.com/energetekk/30-Tage-Finish-Sprint-Oeffentlicher-Log</text:a></text:p>
      <text:p text:style-name="Standard"/>
      <text:p text:style-name="Standard"/>
      <text:p text:style-name="Standard">### Tag 6 – <text:span text:style-name="T10">19. Dezember 2025</text:span></text:p>
      <text:p text:style-name="Standard"/>
      <text:p text:style-name="Standard">- **Tagesziel:** <text:s/></text:p>
      <text:p text:style-name="Standard"><text:s text:c="2"/>Persönliche Konsequenzen für verpasste Tagesziele final definieren und veröffentlichen.</text:p>
      <text:p text:style-name="Standard"/>
      <text:p text:style-name="Standard">- **Ergebnis:** <text:s/></text:p>
      <text:p text:style-name="P6"><text:s text:c="2"/>❌ Nicht erledigt</text:p>
      <text:p text:style-name="Standard"/>
      <text:p text:style-name="Standard">- **Beweis:** <text:s/></text:p>
      <text:p text:style-name="P7">-</text:p>
      <text:p text:style-name="Standard"/>
      <text:p text:style-name="Standard">- **Konsequenz:** <text:s/></text:p>
      <text:p text:style-name="Standard">- ö<text:span text:style-name="T11">f</text:span>fentliche ❌-Markierung im Log (Pflicht)</text:p>
      <text:p text:style-name="Standard"/>
      <text:p text:style-name="Standard"/>
      <text:p text:style-name="Standard"/>
      <text:p text:style-name="P8">### Tag 7 – <text:span text:style-name="T12">20. Dezember 2025</text:span></text:p>
      <text:p text:style-name="P8"/>
      <text:p text:style-name="P8">- **Tagesziel:** <text:s/></text:p>
      <text:p text:style-name="P8"><text:s text:c="2"/>Eine konkrete <text:span text:style-name="T13">Anti-Reibungs </text:span>Regel oder Entscheidung festlegen, die zukünftige Zeitverluste verhindert.</text:p>
      <text:p text:style-name="P8"/>
      <text:p text:style-name="P8">- **Ergebnis:**</text:p>
      <text:p text:style-name="P8"><text:s text:c="3"/>✅ Erledigt</text:p>
      <text:p text:style-name="P8"/>
      <text:p text:style-name="P8">- **Beweis:** <text:s/></text:p>
      <text:p text:style-name="P8"><text:s text:c="2"/>Wenn ich ein Tool nicht finde → abbrechen, Dummy-Text nutzen</text:p>
      <text:p text:style-name="P8"/>
      <text:p text:style-name="P8">- **Konsequenz:** <text:s/></text:p>
      <text:p text:style-name="P8"><text:s text:c="2"/>Öffentlicher ❌-Eintrag ohne Nachholen</text:p>
      <text:p text:style-name="P8"/>
      <text:p text:style-name="P8"/>
      <text:p text:style-name="P8"/>
      <text:p text:style-name="P8"/>
      <text:p text:style-name="P8"><text:soft-page-break/>### Tag 8 – <text:span text:style-name="T14">21. Dezember 2025</text:span></text:p>
      <text:p text:style-name="P8"/>
      <text:p text:style-name="P8">- **Tagesziel:** <text:s/></text:p>
      <text:p text:style-name="P8"><text:s text:c="2"/>Das Projekt mindestens einer realen Person zeigen <text:s/></text:p>
      <text:p text:style-name="P8"><text:s text:c="2"/>und eine konkrete Reaktion dokumentieren.</text:p>
      <text:p text:style-name="P8"/>
      <text:p text:style-name="P8">- **Ergebnis:** <text:s/></text:p>
      <text:p text:style-name="P9"><text:s text:c="2"/>✅ Erledigt</text:p>
      <text:p text:style-name="P8"/>
      <text:p text:style-name="P8">- **Beweis:** <text:s/></text:p>
      <text:p text:style-name="P8"><text:s text:c="2"/><text:span text:style-name="T15">Nachtrag: </text:span>Neue Pflichtsektion auf der Landingpage <text:span text:style-name="T15">(so interagierst du mit dem Produkt)</text:span></text:p>
      <text:p text:style-name="P8"/>
      <text:p text:style-name="P8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/>
      <text:p text:style-name="P8">### Tag 9 – <text:span text:style-name="T16">22. Dezember 2025</text:span></text:p>
      <text:p text:style-name="P8"/>
      <text:p text:style-name="P8">- **Tagesziel:** <text:s/></text:p>
      <text:p text:style-name="P8"><text:s text:c="2"/>Ablauf des 30-Tage-Sprints klar und konkret auf der Landingpage ergänzt.</text:p>
      <text:p text:style-name="P8"/>
      <text:p text:style-name="P8">- **Ergebnis:** <text:s/></text:p>
      <text:p text:style-name="P10"><text:s text:c="2"/>✅ Erledigt</text:p>
      <text:p text:style-name="P8"/>
      <text:p text:style-name="P8">- **Beweis:** <text:s/></text:p>
      <text:p text:style-name="P8"><text:span text:style-name="T16"><text:s text:c="2"/>Nachtrag: </text:span>So sieht dein tägliches Check-in aus / <text:s/>Warum nicht einfach eine KI nutzen?</text:p>
      <text:p text:style-name="P8"/>
      <text:p text:style-name="P10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>### Tag 10 – <text:span text:style-name="T17">23. Dezember 2025</text:span></text:p>
      <text:p text:style-name="P8"/>
      <text:p text:style-name="P8">- **Tagesziel:** <text:s/></text:p>
      <text:p text:style-name="P8"><text:s text:c="2"/>Drei reale Personen mit klarer Zielgruppen-Passung konfrontieren <text:s/></text:p>
      <text:p text:style-name="P8"><text:s text:c="2"/>und eine Ja/Nein-Reaktion erzwingen.</text:p>
      <text:p text:style-name="P8"/>
      <text:p text:style-name="P8">- **Ergebnis:** ❌ Nicht erledigt <text:s/></text:p>
      <text:p text:style-name="P8">- **Grund:** Innerhalb der Zeitbox keinen Kontakt zu einer passenden Zielperson hergestellt <text:s/></text:p>
      <text:p text:style-name="P8">- **Konsequenz:** <text:s/></text:p>
      <text:p text:style-name="P8"><text:s text:c="2"/>Öffentlicher ❌-Eintrag ohne Nachholen</text:p>
      <text:p text:style-name="P8"/>
      <text:p text:style-name="Standard"/>
      <text:p text:style-name="Standard">### Tag 11 – <text:span text:style-name="T18">24. Dezember 2025</text:span></text:p>
      <text:p text:style-name="Standard"/>
      <text:p text:style-name="Standard">- **Anzahl direkter Ansprachen:** <text:span text:style-name="T19">3</text:span></text:p>
      <text:p text:style-name="Standard">- **Klare Ja:** <text:span text:style-name="T19">0</text:span></text:p>
      <text:p text:style-name="Standard">- **Klare Nein:** <text:span text:style-name="T19">0</text:span></text:p>
      <text:p text:style-name="Standard">- **Unklar / Ausweichend:** <text:span text:style-name="T19">3</text:span></text:p>
      <text:p text:style-name="Standard"/>
      <text:p text:style-name="Standard">- **Erkenntnis (1 Satz):** <text:span text:style-name="T20">Ich nehme an, dass wenn die angesprochenen Kontakte Ja sagen würden, dann würden sie sich dazu verpflichtet fühlen, es auch nach Abschluss des Projektes zu tun, </text:span><text:span text:style-name="T21">zudem habe ich Bekannte angesprochen, ohne zu wissen, ob sie ein offenes Projekt haben. → </text:span><text:span text:style-name="T22">Erkenntnis v. </text:span><text:soft-page-break/><text:span text:style-name="T22">Chatgpt: </text:span>Menschen sagen nicht Ja, wenn sie glauben, dass sie danach moralisch oder sozial in der Pflicht stehen.</text:p>
      <text:p text:style-name="Standard"/>
      <text:p text:style-name="Standard"/>
      <text:p text:style-name="Standard">### Tag 12 – <text:span text:style-name="T23">25. Dezember 2025</text:span></text:p>
      <text:p text:style-name="Standard"/>
      <text:p text:style-name="Standard">- **Tagesziel:** Vergleichssektion KI vs. Produkt brutal schärfen</text:p>
      <text:p text:style-name="Standard">- **Ergebnis:** ✅ Erledigt</text:p>
      <text:p text:style-name="Standard">- **Erkenntnis:** Mein Produkt verkauft nicht Intelligenz, sondern Verbindlichkeit</text:p>
      <text:p text:style-name="Standard"/>
      <text:p text:style-name="Standard"/>
      <text:p text:style-name="Standard">### Tag 1<text:span text:style-name="T24">3</text:span>– <text:span text:style-name="T25">26. Dezember 2025</text:span></text:p>
      <text:p text:style-name="Standard"/>
      <text:p text:style-name="Standard">- **Tagesziel:** <text:s/></text:p>
      <text:p text:style-name="Standard"><text:s text:c="2"/>Vergleichssektion „Warum nicht einfach KI nutzen?“ ergänzt.</text:p>
      <text:p text:style-name="Standard"/>
      <text:p text:style-name="P11">- **Ergebnis:** <text:s/>✅ Erledigt</text:p>
      <text:p text:style-name="Standard"/>
      <text:p text:style-name="Standard">- **Beweis:** <text:s/>https://github.com/energetekk/30-Tage-Finish-Sprint-Oeffentlicher-Log/blob/main/README.md</text:p>
      <text:p text:style-name="Standard"/>
      <text:p text:style-name="Standard"/>
      <text:p text:style-name="P12">### Tag 1<text:span text:style-name="T26">4 </text:span>– <text:span text:style-name="T27">2</text:span><text:span text:style-name="T26">7</text:span><text:span text:style-name="T27">. Dezember 2025</text:span></text:p>
      <text:p text:style-name="P12"/>
      <text:p text:style-name="P12">- **Tagesziel:** <text:s/></text:p>
      <text:p text:style-name="P12"><text:s text:c="2"/>Schreibe <text:span text:style-name="Strong_20_Emphasis">den exakten Check-in-Text</text:span>, den ein Nutzer <text:span text:style-name="Strong_20_Emphasis">jeden Tag</text:span> bekommt.</text:p>
      <text:p text:style-name="P12"/>
      <text:p text:style-name="P12">- **Ergebnis:** <text:s/>✅ Erledigt</text:p>
      <text:p text:style-name="P12"/>
      <text:p text:style-name="P12">- **Beweis:**</text:p>
      <text:p text:style-name="P13">Check-in-Format (<text:a xlink:type="simple" xlink:href="https://www.notion.so/30-Tage-Finish-Sprint-Daily-Check-in-2d6e3450b06980b6803ee8fd6bdfccc6?source=copy_link" text:style-name="Internet_20_link" text:visited-style-name="Visited_20_Internet_20_Link">https://www.notion.so/30-Tage-Finish-Sprint-Daily-Check-in-2d6e3450b06980b6803ee8fd6bdfccc6?source=copy_link</text:a>)</text:p>
      <text:p text:style-name="P12"><text:a xlink:type="simple" xlink:href="https://www.notion.so/30-Tage-Finish-Sprint-Daily-Check-in-2d6e3450b06980b6803ee8fd6bdfccc6?source=copy_link" text:style-name="Internet_20_link" text:visited-style-name="Visited_20_Internet_20_Link"/></text:p>
      <text:p text:style-name="P12"/>
      <text:p text:style-name="Standard">### Tag 15 – <text:span text:style-name="T28">28. Dezember 2025</text:span></text:p>
      <text:p text:style-name="Standard"/>
      <text:p text:style-name="Standard">- **Tagesziel:** <text:s/></text:p>
      <text:p text:style-name="Standard"><text:s text:c="2"/>Produkt erlebbar machen durch eine konkrete Beispiel-Woche</text:p>
      <text:p text:style-name="Standard"/>
      <text:p text:style-name="P14">- **Ergebnis:** <text:s/>✅ Erledigt</text:p>
      <text:p text:style-name="Standard"/>
      <text:p text:style-name="Standard">- **Beweis:** <text:s/></text:p>
      <text:p text:style-name="Standard"><text:s/><text:a xlink:type="simple" xlink:href="https://github.com/energetekk/30-Tage-Finish-Sprint-Oeffentlicher-Log/blob/a064e0be4d8fb3a13526d9a16664afd039777987/Index_V1_final.md" text:style-name="Internet_20_link" text:visited-style-name="Visited_20_Internet_20_Link">https://github.com/energetekk/30-Tage-Finish-Sprint-Oeffentlicher-Log/blob/a064e0be4d8fb3a13526d9a16664afd039777987/Index_V1_final.md</text:a></text:p>
      <text:p text:style-name="Standard"/>
      <text:p text:style-name="Standard"/>
      <text:p text:style-name="P15">### Tag 1<text:span text:style-name="T29">6</text:span> – <text:span text:style-name="T28">2</text:span><text:span text:style-name="T29">9</text:span><text:span text:style-name="T28">. Dezember 2025</text:span></text:p>
      <text:p text:style-name="P15"/>
      <text:p text:style-name="P15">- **Tagesziel:** <text:s/></text:p>
      <text:p text:style-name="P15"><text:span text:style-name="T29">Mini-Onbaording und Check-in Format für Kunde</text:span> <text:s/></text:p>
      <text:p text:style-name="P15"/>
      <text:p text:style-name="P15">- **Ergebnis:** <text:s/>✅ Erledigt</text:p>
      <text:p text:style-name="P15"><text:soft-page-break/></text:p>
      <text:p text:style-name="P15">- **Beweis:** <text:s/></text:p>
      <text:p text:style-name="P15"><text:a xlink:type="simple" xlink:href="https://www.notion.so/Start-Tag-0-des-30-Tage-Sprints-2d8e3450b06980b2ae87f749cbcbe6f5?source=copy_link" text:style-name="Internet_20_link" text:visited-style-name="Visited_20_Internet_20_Link">https://www.notion.so/Start-Tag-0-des-30-Tage-Sprints-2d8e3450b06980b2ae87f749cbcbe6f5?source=copy_link</text:a></text:p>
      <text:p text:style-name="P15"/>
      <text:p text:style-name="P15"/>
      <text:p text:style-name="P15"/>
      <text:p text:style-name="Standard">### Tag 17 – <text:span text:style-name="T30">30. Dezember 2025</text:span></text:p>
      <text:p text:style-name="Standard"/>
      <text:p text:style-name="Standard">- **Tagesziel:** <text:s/></text:p>
      <text:p text:style-name="Standard"><text:s text:c="2"/>Ergebnis-Sektion ergänzt („Was am Ende von 30 Tagen existiert“)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a xlink:type="simple" xlink:href="https://github.com/energetekk/30-Tage-Finish-Sprint-Oeffentlicher-Log/blob/main/Index_V1_final.md" text:style-name="Internet_20_link" text:visited-style-name="Visited_20_Internet_20_Link">https://github.com/energetekk/30-Tage-Finish-Sprint-Oeffentlicher-Log/blob/main/Index_V1_final.md</text:a></text:p>
      <text:p text:style-name="Standard"/>
      <text:p text:style-name="P16"/>
      <text:p text:style-name="P16">### Tag 18 – <text:span text:style-name="T31">31. Dezember 2025</text:span></text:p>
      <text:p text:style-name="P16"/>
      <text:p text:style-name="P16">- **Tagesziel:** <text:s/></text:p>
      <text:p text:style-name="P16"><text:s text:c="2"/>Größten Engpass im Sprint identifizieren und eine gezielte Intervention festlegen.</text:p>
      <text:p text:style-name="P16"/>
      <text:p text:style-name="P16">- **Ergebnis:** <text:s/></text:p>
      <text:p text:style-name="P16"><text:s text:c="2"/>✅ Erledigt</text:p>
      <text:p text:style-name="P16"/>
      <text:p text:style-name="P16">- **Erkenntnis:** <text:s/></text:p>
      <text:p text:style-name="P16">Projekt festnageln, woran ist es nach 30 Tagen objektiv fertig</text:p>
      <text:p text:style-name="P16"/>
      <text:p text:style-name="P16">- **Entscheidung:** <text:s/></text:p>
      <text:p text:style-name="P16">Ich entscheide mich für B) mehr Führung, weil es anfangs noch unklar <text:span text:style-name="T31">oder schwammig ist</text:span>, woran das Projekt nach 30 Tagen objektiv fertig ist. <text:span text:style-name="T31">Ideen sollten am Tag 1 mit Hilfe von KI gegeben werden. Respektive ein Weitblick vorgeschlagen werden.</text:span></text:p>
      <text:p text:style-name="P16"/>
      <text:p text:style-name="P17">### Tag 1<text:span text:style-name="T32">9</text:span> – <text:span text:style-name="T32">1</text:span><text:span text:style-name="T30">. </text:span><text:span text:style-name="T32">Januar</text:span><text:span text:style-name="T30"> 202</text:span><text:span text:style-name="T32">6</text:span></text:p>
      <text:p text:style-name="P17"/>
      <text:p text:style-name="P17">- **Tagesziel:** <text:s/></text:p>
      <text:p text:style-name="P17"><text:span text:style-name="T30">Tag-0-Mail anpassen, <text:s/>mehr Führung am Start definiert</text:span> <text:s/></text:p>
      <text:p text:style-name="P17"/>
      <text:p text:style-name="P17">- **Ergebnis:** <text:s/></text:p>
      <text:p text:style-name="P17"><text:s text:c="2"/>✅ Erledigt</text:p>
      <text:p text:style-name="P17"/>
      <text:p text:style-name="P18">- **Beweis:** <text:s/></text:p>
      <text:p text:style-name="P16"><text:a xlink:type="simple" xlink:href="https://www.notion.so/Start-Tag-0-des-30-Tage-Sprints-2d8e3450b06980b2ae87f749cbcbe6f5?source=copy_link" text:style-name="Internet_20_link" text:visited-style-name="Visited_20_Internet_20_Link">https://www.notion.so/Start-Tag-0-des-30-Tage-Sprints-2d8e3450b06980b2ae87f749cbcbe6f5?source=copy_link</text:a></text:p>
      <text:p text:style-name="P16"/>
      <text:p text:style-name="P16"/>
      <text:p text:style-name="P16"/>
      <text:p text:style-name="P16"/>
      <text:p text:style-name="P16"/>
      <text:p text:style-name="P19"><text:soft-page-break/>### Tag <text:span text:style-name="T33">20</text:span> – <text:span text:style-name="T33">2</text:span><text:span text:style-name="T30">. </text:span><text:span text:style-name="T32">Januar</text:span><text:span text:style-name="T30"> 202</text:span><text:span text:style-name="T32">6</text:span></text:p>
      <text:p text:style-name="P19"/>
      <text:p text:style-name="P19">- **Tagesziel:** <text:s/></text:p>
      <text:p text:style-name="P20">Tag-1-Prompt / <text:span text:style-name="T34">Tag-2-Prompt</text:span></text:p>
      <text:p text:style-name="P19"/>
      <text:p text:style-name="P19">- **Ergebnis:** <text:s/></text:p>
      <text:p text:style-name="P19"><text:s text:c="2"/>✅ Erledigt</text:p>
      <text:p text:style-name="P19"/>
      <text:p text:style-name="P21">- **Beweis:** <text:s/></text:p>
      <text:p text:style-name="P21"><text:a xlink:type="simple" xlink:href="https://www.notion.so/KI-PROMPT-TAG-1-2dce3450b06980beb7e6c0eec98e51d4?source=copy_link" text:style-name="Internet_20_link" text:visited-style-name="Visited_20_Internet_20_Link">https://www.notion.so/KI-PROMPT-TAG-1-2dce3450b06980beb7e6c0eec98e51d4?source=copy_link</text:a></text:p>
      <text:p text:style-name="P21"/>
      <text:p text:style-name="P21"><text:a xlink:type="simple" xlink:href="https://www.notion.so/KI-PROMPT-TAG-2-2dce3450b06980f68256f9f1f7ba7be8?source=copy_link" text:style-name="Internet_20_link" text:visited-style-name="Visited_20_Internet_20_Link">https://www.notion.so/KI-PROMPT-TAG-2-2dce3450b06980f68256f9f1f7ba7be8?source=copy_link</text:a></text:p>
      <text:p text:style-name="P21"/>
      <text:p text:style-name="P21"/>
      <text:p text:style-name="P22">### Tag <text:span text:style-name="T35">21</text:span> – <text:span text:style-name="T35">3</text:span><text:span text:style-name="T30">. </text:span><text:span text:style-name="T32">Januar</text:span><text:span text:style-name="T30"> 202</text:span><text:span text:style-name="T32">6</text:span></text:p>
      <text:p text:style-name="P22"/>
      <text:p text:style-name="P22">- **Tagesziel:** <text:s/></text:p>
      <text:p text:style-name="P23">Moat stärken</text:p>
      <text:p text:style-name="P22"/>
      <text:p text:style-name="P22">- **Ergebnis:** <text:s/></text:p>
      <text:p text:style-name="P22"><text:s text:c="2"/>✅ Erledigt</text:p>
      <text:p text:style-name="P22"/>
      <text:p text:style-name="P24">- **Beweis:**</text:p>
      <text:p text:style-name="P24"><text:a xlink:type="simple" xlink:href="https://www.notion.so/Moat-st-rken-so-verhindert-der-Sprint-Selbstbetrug-2dde3450b069806dbf8bcb1adeacf140?source=copy_link" text:style-name="Internet_20_link" text:visited-style-name="Visited_20_Internet_20_Link">https://www.notion.so/Moat-st-rken-so-verhindert-der-Sprint-Selbstbetrug-2dde3450b069806dbf8bcb1adeacf140?source=copy_link</text:a></text:p>
      <text:p text:style-name="P24"/>
      <text:p text:style-name="P24"/>
      <text:p text:style-name="P25">### Tag <text:span text:style-name="T35">2</text:span><text:span text:style-name="T36">2</text:span> – <text:span text:style-name="T36">4</text:span><text:span text:style-name="T30">. </text:span><text:span text:style-name="T32">Januar</text:span><text:span text:style-name="T30"> 202</text:span><text:span text:style-name="T32">6</text:span></text:p>
      <text:p text:style-name="P25"/>
      <text:p text:style-name="P25">- **Tagesziel:** <text:s/></text:p>
      <text:p text:style-name="P26">KI-Prompt Tag 3 / Sektion in index-final: Warum dieses System funktioniert</text:p>
      <text:p text:style-name="P25"/>
      <text:p text:style-name="P25">- **Ergebnis:** <text:s/></text:p>
      <text:p text:style-name="P25"><text:s text:c="2"/>✅ Erledigt</text:p>
      <text:p text:style-name="P25"/>
      <text:p text:style-name="P27">- **Beweis:**</text:p>
      <text:p text:style-name="P27"><text:a xlink:type="simple" xlink:href="https://github.com/energetekk/30-Tage-Finish-Sprint-Oeffentlicher-Log/blob/main/Index_V1_final.md" text:style-name="Internet_20_link" text:visited-style-name="Visited_20_Internet_20_Link">https://github.com/energetekk/30-Tage-Finish-Sprint-Oeffentlicher-Log/blob/main/Index_V1_final.md</text:a></text:p>
      <text:p text:style-name="P27"/>
      <text:p text:style-name="P27"><text:a xlink:type="simple" xlink:href="https://www.notion.so/KI-PROMPT-TAG-3-2dee3450b069801887bfce88e546a33e" text:style-name="Internet_20_link" text:visited-style-name="Visited_20_Internet_20_Link">https://www.notion.so/KI-PROMPT-TAG-3-2dee3450b069801887bfce88e546a33e</text:a></text:p>
      <text:p text:style-name="P27"/>
      <text:p text:style-name="P27"/>
      <text:p text:style-name="P27"/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10:20:52.559379879</meta:creation-date>
    <dc:date>2026-01-04T08:11:48.290597492</dc:date>
    <meta:editing-duration>PT8H8M9S</meta:editing-duration>
    <meta:editing-cycles>66</meta:editing-cycles>
    <meta:generator>LibreOffice/25.8.3.2$Linux_X86_64 LibreOffice_project/580$Build-2</meta:generator>
    <meta:document-statistic meta:table-count="0" meta:image-count="0" meta:object-count="0" meta:page-count="8" meta:paragraph-count="237" meta:word-count="1192" meta:character-count="9744" meta:non-whitespace-character-count="8513"/>
  </office:meta>
</office:document-meta>
</file>